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639cm" fo:margin-left="0.626cm" table:align="left" style:writing-mode="lr-tb"/>
    </style:style>
    <style:style style:name="Tabelle1.A" style:family="table-column">
      <style:table-column-properties style:column-width="3.124cm"/>
    </style:style>
    <style:style style:name="Tabelle1.E" style:family="table-column">
      <style:table-column-properties style:column-width="3.143cm"/>
    </style:style>
    <style:style style:name="Tabelle1.1" style:family="table-row">
      <style:table-row-properties style:min-row-height="0.743cm"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fo:keep-together="auto"/>
    </style:style>
    <style:style style:name="Tabelle1.6" style:family="table-row">
      <style:table-row-properties fo:keep-together="auto"/>
    </style:style>
    <style:style style:name="Tabelle1.7" style:family="table-row">
      <style:table-row-properties style:min-row-height="0.536cm" fo:keep-together="auto"/>
    </style:style>
    <style:style style:name="P1" style:family="paragraph" style:parent-style-name="Standard">
      <style:text-properties officeooo:paragraph-rsid="0006b45a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officeooo:paragraph-rsid="0006b45a" style:font-size-asian="11pt" style:font-weight-asian="bold" style:font-size-complex="11pt"/>
    </style:style>
    <style:style style:name="P3" style:family="paragraph" style:parent-style-name="Standard">
      <style:paragraph-properties style:text-autospace="none"/>
      <style:text-properties fo:font-size="11pt" officeooo:paragraph-rsid="0006b45a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officeooo:paragraph-rsid="0006b45a" style:font-size-asian="11pt" style:font-size-complex="11pt"/>
    </style:style>
    <style:style style:name="P5" style:family="paragraph" style:parent-style-name="Standard" style:list-style-name="WW8Num1">
      <style:text-properties officeooo:paragraph-rsid="0006b45a"/>
    </style:style>
    <style:style style:name="P6" style:family="paragraph" style:parent-style-name="Standard" style:list-style-name="WW8Num1">
      <style:text-properties officeooo:paragraph-rsid="0009a598"/>
    </style:style>
    <style:style style:name="P7" style:family="paragraph" style:parent-style-name="Standard" style:list-style-name="WW8Num1">
      <style:text-properties officeooo:paragraph-rsid="000b9e4d"/>
    </style:style>
    <style:style style:name="P8" style:family="paragraph" style:parent-style-name="Standard">
      <style:text-properties officeooo:paragraph-rsid="0006b45a"/>
    </style:style>
    <style:style style:name="P9" style:family="paragraph" style:parent-style-name="Standard">
      <style:text-properties officeooo:rsid="000932f9" officeooo:paragraph-rsid="000932f9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1pt" officeooo:rsid="000932f9" officeooo:paragraph-rsid="000932f9" style:font-size-asian="11pt" style:font-size-complex="11pt"/>
    </style:style>
    <style:style style:name="P11" style:family="paragraph" style:parent-style-name="Standard">
      <style:text-properties officeooo:rsid="0009a598" officeooo:paragraph-rsid="0006b45a"/>
    </style:style>
    <style:style style:name="P12" style:family="paragraph" style:parent-style-name="Standard">
      <style:text-properties officeooo:paragraph-rsid="0009a598"/>
    </style:style>
    <style:style style:name="P13" style:family="paragraph" style:parent-style-name="Standard" style:list-style-name="WW8Num1" style:master-page-name="">
      <style:paragraph-properties fo:margin-left="0cm" fo:margin-right="0cm" fo:text-indent="0cm" style:auto-text-indent="false" style:page-number="auto"/>
      <style:text-properties officeooo:paragraph-rsid="00071088"/>
    </style:style>
    <style:style style:name="P14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style:font-name="Liberation Serif" officeooo:rsid="000932f9" officeooo:paragraph-rsid="000932f9"/>
    </style:style>
    <style:style style:name="P15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Serif" officeooo:paragraph-rsid="0009a598"/>
    </style:style>
    <style:style style:name="P16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Serif" officeooo:rsid="000932f9" officeooo:paragraph-rsid="000932f9"/>
    </style:style>
    <style:style style:name="P17" style:family="paragraph" style:parent-style-name="Standard" style:list-style-name="WW8Num1">
      <style:paragraph-properties fo:margin-left="0.499cm" fo:margin-right="0cm" fo:text-align="start" style:justify-single-word="false" fo:text-indent="0cm" style:auto-text-indent="false"/>
      <style:text-properties style:font-name="Liberation Serif" officeooo:rsid="00071088" officeooo:paragraph-rsid="00071088"/>
    </style:style>
    <style:style style:name="P18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style:font-name="Liberation Serif" officeooo:rsid="0009a598" officeooo:paragraph-rsid="0009a598"/>
    </style:style>
    <style:style style:name="P19" style:family="paragraph" style:parent-style-name="Standard" style:list-style-name="WW8Num1" style:master-page-name="">
      <style:paragraph-properties fo:margin-left="0.499cm" fo:margin-right="0cm" fo:text-align="start" style:justify-single-word="false" fo:text-indent="0cm" style:auto-text-indent="false" style:page-number="auto"/>
      <style:text-properties style:font-name="Liberation Serif" officeooo:paragraph-rsid="0009a598"/>
    </style:style>
    <style:style style:name="P20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style:font-name="Liberation Serif" officeooo:rsid="000932f9" officeooo:paragraph-rsid="000932f9"/>
    </style:style>
    <style:style style:name="P21" style:family="paragraph" style:parent-style-name="Standard" style:list-style-name="WW8Num1" style:master-page-name="">
      <style:paragraph-properties fo:margin-left="0.499cm" fo:margin-right="0cm" fo:text-align="start" style:justify-single-word="false" fo:text-indent="0cm" style:auto-text-indent="false" style:page-number="auto"/>
      <style:text-properties style:font-name="Liberation Serif" officeooo:paragraph-rsid="00071088"/>
    </style:style>
    <style:style style:name="T1" style:family="text">
      <style:text-properties officeooo:rsid="00071088"/>
    </style:style>
    <style:style style:name="T2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3" style:family="text">
      <style:text-properties officeooo:rsid="000932f9"/>
    </style:style>
    <style:style style:name="T4" style:family="text">
      <style:text-properties officeooo:rsid="0009a598"/>
    </style:style>
    <style:style style:name="T5" style:family="text">
      <style:text-properties officeooo:rsid="000c737e"/>
    </style:style>
    <style:style style:name="T6" style:family="text">
      <style:text-properties officeooo:rsid="000c81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7925335510904353" text:style-name="WW8Num1">
        <text:list-item>
          <text:p text:style-name="P13"><text:soft-page-break/><text:span text:style-name="T2">Zielbestimmung</text:span><text:line-break/></text:p>
          <text:p text:style-name="P21"><text:span text:style-name="T1">Es soll möglich sein aus einfachen logischen Blöcken ein Struktogramm zu erstellen und dieses auch zu bearbeiten. Das Programm soll dabei ein WYSIWYG-Editor sein.</text:span></text:p>
          <text:p text:style-name="P17">Das Produkt soll neuen Studenten beim verstehen von einfachen Algorithmen helfen deshalb soll drauf geachtet werden <text:span text:style-name="T5">den Editor</text:span> einfach und <text:span text:style-name="T5">b</text:span>enutzerfreundlich zu halten. <text:span text:style-name="T5">Das Ziel ist es mithilfe dieser Visualisierungsmöglichkeit das Verstehen von Algorithmen und deren Struktur zu vereinfachen.</text:span></text:p>
          <text:p text:style-name="P5"/>
        </text:list-item>
        <text:list-item>
          <text:p text:style-name="P5"><text:span text:style-name="T2">Produkteinsatz</text:span><text:line-break/></text:p>
        </text:list-item>
      </text:list>
      <text:p text:style-name="P14">Der Editor kann <text:span text:style-name="T6">im Bereich der Universitären und Schulischen Lehre eingesetzt werden um das Gebiet der Algorithmik Lernenden einfach zu veranschaulichen. Eine Verwendung zur Planung von großen Programmen und Projekten ist nicht vorgesehen.</text:span></text:p>
      <text:p text:style-name="P1"/>
      <text:list xml:id="list120238600083148" text:continue-numbering="true" text:style-name="WW8Num1">
        <text:list-item>
          <text:p text:style-name="P5"><text:span text:style-name="T2">Produktfunktionen</text:span><text:line-break/></text:p>
        </text:list-item>
      </text:list>
      <text:p text:style-name="P14">/LF10/ Algorithmische Grundstrukturen als Einzelblöcke erstellen</text:p>
      <text:p text:style-name="P16">/LF20/ <text:span text:style-name="T6">v</text:span>ariable Komposition dieser Blöcke zu komplexem Struktogramm</text:p>
      <text:p text:style-name="P16">/LF30/ <text:span text:style-name="T6">persistente S</text:span>peicher<text:span text:style-name="T6">ung</text:span></text:p>
      <text:p text:style-name="P16">/LF40/ <text:span text:style-name="T6">l</text:span>aden <text:span text:style-name="T6">von persistent gespeicherten Struktogrammen</text:span></text:p>
      <text:p text:style-name="P16">/LF50/ <text:span text:style-name="T6">e</text:span>xportieren für Drittprogramme (z.B. Bildexport)</text:p>
      <text:p text:style-name="P9"/>
      <text:list xml:id="list120238958704860" text:continue-numbering="true" text:style-name="WW8Num1">
        <text:list-item>
          <text:p text:style-name="P6"><text:span text:style-name="T2">Produktdaten</text:span></text:p>
          <text:p text:style-name="P6"/>
          <text:p text:style-name="P19"><text:span text:style-name="T3">/LD10/ Struktogrammbaum </text:span></text:p>
          <text:p text:style-name="P6"/>
        </text:list-item>
        <text:list-item>
          <text:p text:style-name="P5"><text:span text:style-name="T2">Produktleistungen</text:span></text:p>
        </text:list-item>
      </text:list>
      <text:p text:style-name="P11"/>
      <text:p text:style-name="P18">/LL/ Exakte Darstellung von Nassi-Shneiderman-Diagramme</text:p>
      <text:p text:style-name="P15"><text:span text:style-name="T4">/LL/ Keine „Programmfreezes“ während laden, speichern und bearbeiten</text:span></text:p>
      <text:p text:style-name="P12"/>
      <text:list xml:id="list120238389278030" text:continue-numbering="true" text:style-name="WW8Num1">
        <text:list-item>
          <text:p text:style-name="P5"><text:span text:style-name="T2">Qualitätsanforderungen</text:span></text:p>
        </text:list-item>
      </text:list>
      <text:p text:style-name="P1"/>
      <table:table table:name="Tabelle1" table:style-name="Tabelle1">
        <table:table-column table:style-name="Tabelle1.A" table:number-columns-repeated="4"/>
        <table:table-column table:style-name="Tabelle1.E"/>
        <table:table-row table:style-name="Tabelle1.1">
          <table:table-cell table:style-name="Tabelle1.A1" office:value-type="string">
            <text:p text:style-name="P2">Produktqualität</text:p>
          </table:table-cell>
          <table:table-cell table:style-name="Tabelle1.A1" office:value-type="string">
            <text:p text:style-name="P2">Sehr gut</text:p>
          </table:table-cell>
          <table:table-cell table:style-name="Tabelle1.A1" office:value-type="string">
            <text:p text:style-name="P2">Gut</text:p>
          </table:table-cell>
          <table:table-cell table:style-name="Tabelle1.A1" office:value-type="string">
            <text:p text:style-name="P2">Normal</text:p>
          </table:table-cell>
          <table:table-cell table:style-name="Tabelle1.E1" office:value-type="string">
            <text:p text:style-name="P2">Nicht relevant</text:p>
          </table:table-cell>
        </table:table-row>
        <table:table-row table:style-name="Tabelle1.2">
          <table:table-cell table:style-name="Tabelle1.A2" office:value-type="string">
            <text:p text:style-name="P3">Funktionalität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elle1.3">
          <table:table-cell table:style-name="Tabelle1.A2" office:value-type="string">
            <text:p text:style-name="P3">Zuverlässigkeit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4"/>
          </table:table-cell>
        </table:table-row>
        <table:table-row table:style-name="Tabelle1.4">
          <table:table-cell table:style-name="Tabelle1.A2" office:value-type="string">
            <text:p text:style-name="P3">Benutzbarkeit</text:p>
          </table:table-cell>
          <table:table-cell table:style-name="Tabelle1.A2" office:value-type="string">
            <text:p text:style-name="P10">x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  <table:table-row table:style-name="Tabelle1.5">
          <table:table-cell table:style-name="Tabelle1.A2" office:value-type="string">
            <text:p text:style-name="P3">Effizienz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10">x</text:p>
          </table:table-cell>
        </table:table-row>
        <table:table-row table:style-name="Tabelle1.6">
          <table:table-cell table:style-name="Tabelle1.A2" office:value-type="string">
            <text:p text:style-name="P3">Änderbarkeit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4"/>
          </table:table-cell>
        </table:table-row>
        <table:table-row table:style-name="Tabelle1.7">
          <table:table-cell table:style-name="Tabelle1.A2" office:value-type="string">
            <text:p text:style-name="P3">Übertragbarkeit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0">x</text:p>
          </table:table-cell>
          <table:table-cell table:style-name="Tabelle1.E2" office:value-type="string">
            <text:p text:style-name="P4"/>
          </table:table-cell>
        </table:table-row>
      </table:table>
      <text:p text:style-name="P1"/>
      <text:p text:style-name="P1"/>
      <text:list xml:id="list120239820095245" text:continue-numbering="true" text:style-name="WW8Num1">
        <text:list-item>
          <text:p text:style-name="P7"><text:span text:style-name="T2">Ergänzungen</text:span><text:line-break/></text:p>
          <text:p text:style-name="P7"><text:span text:style-name="T3">Vorrübergehende Beschränkung auf Nassi-Shneiderman-Diagramm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5:57:13.778000000</meta:creation-date>
    <meta:generator>LibreOffice/4.2.8.2$Linux_X86_64 LibreOffice_project/420m0$Build-2</meta:generator>
    <dc:date>2015-10-15T12:02:38.037918671</dc:date>
    <meta:editing-duration>PT21M14S</meta:editing-duration>
    <meta:editing-cycles>9</meta:editing-cycles>
    <meta:document-statistic meta:table-count="1" meta:image-count="0" meta:object-count="0" meta:page-count="2" meta:paragraph-count="36" meta:word-count="177" meta:character-count="1435" meta:non-whitespace-character-count="1290"/>
  </office:meta>
</office:document-meta>
</file>